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1c7a5" officeooo:paragraph-rsid="0011c7a5"/>
    </style:style>
    <style:style style:name="P2" style:family="paragraph" style:parent-style-name="Standard">
      <style:text-properties officeooo:rsid="0011c7a5" officeooo:paragraph-rsid="0012add7"/>
    </style:style>
    <style:style style:name="T1" style:family="text">
      <style:text-properties officeooo:rsid="0012add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positori de Programari (Codi Font)</text:p>
      <text:p text:style-name="P1"/>
      <text:p text:style-name="P1">El primer pas que hem fet ha sigut crear un repositori a la pagina Web github.com.</text:p>
      <text:p text:style-name="P1">En el segon pas hem clonat el repositori per tenir-ho al ordinador (git clone «url nostra»).</text:p>
      <text:p text:style-name="P1">Al tercer pas hem configurat quin es el nostre correu i el nostre nom d'usuari</text:p>
      <text:p text:style-name="P1">git config –global user.email «email»</text:p>
      <text:p text:style-name="P1">git config –gloval user.name «username»</text:p>
      <text:p text:style-name="P2">al quart pas <text:span text:style-name="T1">hem afegit el fitxer «git add «fitxer» »</text:span></text:p>
      <text:p text:style-name="P2"><text:span text:style-name="T1">al cinquè pas hem fet la comanda git commit -a i hem explicat els canvis a l'editor ctrl+o per guardar i ctrl+x per sortir.</text:span></text:p>
      <text:p text:style-name="P2"><text:span text:style-name="T1">Ultim pas fem git push per pujar el archiu, y posem el nostre usuari i contraseña </text:span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es </meta:initial-creator>
    <meta:creation-date>2015-03-20T09:08:55.506361478</meta:creation-date>
    <dc:date>2015-03-20T09:33:41.980144782</dc:date>
    <dc:creator>ies </dc:creator>
    <meta:editing-duration>PT8M56S</meta:editing-duration>
    <meta:editing-cycles>1</meta:editing-cycles>
    <meta:document-statistic meta:table-count="0" meta:image-count="0" meta:object-count="0" meta:page-count="1" meta:paragraph-count="9" meta:word-count="113" meta:character-count="623" meta:non-whitespace-character-count="517"/>
    <meta:generator>LibreOffice/4.2.7.2$Linux_X86_64 LibreOffice_project/420m0$Build-2</meta:generator>
  </office:meta>
</office:document-meta>
</file>